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0:41:12.29</meta:creation-date>
    <meta:document-statistic meta:table-count="0" meta:image-count="0" meta:object-count="0" meta:page-count="1" meta:paragraph-count="0" meta:word-count="0" meta:character-count="0"/>
    <dc:date>2009-11-20T10:41:37.90</dc:date>
    <meta:editing-duration>PT00H00M26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f006200d6007a00670070004e007700be00bc0054008d00d700ee003e0062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tnUDWi2wnCCSuuf0/Py4RZK88VA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f5009100a8005300f900900046001500b100cb001600c20086003200800053">
        <DigestMethod Algorithm="http://www.w3.org/2000/09/xmldsig#sha1"/>
        <DigestValue>AAAXkJABXWcoLpCrxJfdrC5Z9V8=</DigestValue>
      </Reference>
    </SignedInfo>
    <SignatureValue>UZkF4EdwMcCiavIytD4v9tpnQWPZcuc280Z/No5V6pVXAS5FKisyGXE2JeOImoVY
TWGmCwPg0C3P0/SJJTSeub+3vXzo67r7FvO5bJv/R+QbspPvf5075AG6f8MnX3kv
PU/4MQo/Oy0oyVciUdqXW7w7lFeY+pSYmdb1gz1HuGc=</SignatureValue>
    <KeyInfo>
      <X509Data>
        <X509IssuerSerial>
          <X509IssuerName>CN=Sub CA 2 Root 4, OU=Development, O=OpenOffice.org, ST=Hamburg, C=DE</X509IssuerName>
          <X509SerialNumber>4097</X509SerialNumber>
        </X509IssuerSerial>
        <X509Certificate>MIICyzCCAjSgAwIBAgICEAEwDQYJKoZIhvcNAQEFBQAwaDELMAkGA1UEBhMCREUx
EDAOBgNVBAgTB0hhbWJ1cmcxFzAVBgNVBAoTDk9wZW5PZmZpY2Uub3JnMRQwEgYD
VQQLEwtEZXZlbG9wbWVudDEYMBYGA1UEAxMPU3ViIENBIDIgUm9vdCA0MB4XDTA5
MTEyMDA5MzMzOVoXDTM0MTExNDA5MzMzOVowbzELMAkGA1UEBhMCREUxEDAOBgNV
BAgTB0hhbWJ1cmcxFzAVBgNVBAoTDk9wZW5PZmZpY2Uub3JnMRQwEgYDVQQLEwtE
ZXZlbG9wbWVudDEfMB0GA1UEAxMWVXNlciAxIFN1YiBDQSAyIFJvb3QgNDCBnzAN
BgkqhkiG9w0BAQEFAAOBjQAwgYkCgYEAxrKO5PFnCwc8jLh42XmxLtUQxeh2miU/
3aML4D+fUIfp8RV0hs6gAQeyN9B03JZptPEOzRU3yrrt6qOZ7EPUrByLmxjQzYB4
SYDK44XGLZoVAnPTlwgdS2iVUuaSV8f2dgzxpz2QEAw1qJzT5BAwIAR/6q3vOQxl
BUP0tlE655UCAwEAAaN9MHswCwYDVR0PBAQDAgXgMCwGCWCGSAGG+EIBDQQfFh1P
cGVuU1NMIEdlbmVyYXRlZCBDZXJ0aWZpY2F0ZTAdBgNVHQ4EFgQUecJjiHbfxm+9
Ha9XbocIrFVdrdEwHwYDVR0jBBgwFoAUad62mcSV91r6QWtM9sNtiao3MZ0wDQYJ
KoZIhvcNAQEFBQADgYEAB2hf6QG85Nd4FisZf8KdFXSR6m37ye4pB/9i4mqFXoV9
X7S8SOGJJD4DIULBED/GQX4EMIbbxX5+nwRJoB78k46z0c8540GJwwZRPxXVAkkq
CxXRJTAStir5AwbxA4SuTobh3OajNqQnJCvbOjwVSG/Hn844NAaU49Nk902etsA=</X509Certificate>
      </X509Data>
    </KeyInfo>
    <Object>
      <SignatureProperties>
        <SignatureProperty Id="ID_00f5009100a8005300f900900046001500b100cb001600c20086003200800053" Target="#ID_006f006200d6007a00670070004e007700be00bc0054008d00d700ee003e0062">
          <dc:date xmlns:dc="http://purl.org/dc/elements/1.1/">2009-11-20T10:42:40,79</dc:date>
        </SignatureProperty>
      </SignatureProperties>
    </Object>
  </Signature>
</document-signatures>
</file>